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013cm" svg:height="6.561cm" svg:x="15.86cm" svg:y="0.956cm">
            <draw:object draw:notify-on-update-of-ranges="Sheet1.B1:Sheet1.F1 Sheet1.A2:Sheet1.A2 Sheet1.B2:Sheet1.F2 Sheet1.A3:Sheet1.A3 Sheet1.B3:Sheet1.F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319cm" svg:height="6.985cm" svg:x="28.404cm" svg:y="0.983cm">
            <draw:object draw:notify-on-update-of-ranges="Sheet1.B4:Sheet1.F4 Sheet1.A5:Sheet1.A5 Sheet1.B5:Sheet1.F5 Sheet1.A6:Sheet1.A6 Sheet1.B6:Sheet1.F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cm" svg:height="6.75cm" svg:x="15.709cm" svg:y="7.67cm">
            <draw:object draw:notify-on-update-of-ranges="Sheet1.B7:Sheet1.F7 Sheet1.A8:Sheet1.A8 Sheet1.B8:Sheet1.F8 Sheet1.A9:Sheet1.A9 Sheet1.B9:Sheet1.F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2cm" svg:height="6.75cm" svg:x="29.491cm" svg:y="7.881cm">
            <draw:object draw:notify-on-update-of-ranges="Sheet1.B10:Sheet1.F10 Sheet1.A11:Sheet1.A11 Sheet1.B11:Sheet1.F11 Sheet1.A12:Sheet1.A12 Sheet1.B12:Sheet1.F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cm" svg:height="6.75cm" svg:x="15.96cm" svg:y="14.761cm">
            <draw:object draw:notify-on-update-of-ranges="Sheet1.B13:Sheet1.F13 Sheet1.A14:Sheet1.A14 Sheet1.B14:Sheet1.F14 Sheet1.A15:Sheet1.A15 Sheet1.B15:Sheet1.F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0 - 0.2</text:p>
          </table:table-cell>
          <table:table-cell office:value-type="string" calcext:value-type="string">
            <text:p>0.2 - 0.4</text:p>
          </table:table-cell>
          <table:table-cell office:value-type="string" calcext:value-type="string">
            <text:p>0.4 - 0.6</text:p>
          </table:table-cell>
          <table:table-cell office:value-type="string" calcext:value-type="string">
            <text:p>0.6 - 0.8</text:p>
          </table:table-cell>
          <table:table-cell office:value-type="string" calcext:value-type="string">
            <text:p>0.8 - 1.0</text:p>
          </table:table-cell>
        </table:table-row>
        <table:table-row table:style-name="ro1">
          <table:table-cell office:value-type="string" calcext:value-type="string">
            <text:p>Class: 0</text:p>
          </table:table-cell>
          <table:table-cell office:value-type="float" office:value="59.83" calcext:value-type="float">
            <text:p>59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Class: 1</text:p>
          </table:table-cell>
          <table:table-cell office:value-type="float" office:value="39.22" calcext:value-type="float">
            <text:p>39.22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 - 0.2</text:p>
          </table:table-cell>
          <table:table-cell office:value-type="string" calcext:value-type="string">
            <text:p>0.2 - 0.4</text:p>
          </table:table-cell>
          <table:table-cell office:value-type="string" calcext:value-type="string">
            <text:p>0.4 - 0.6</text:p>
          </table:table-cell>
          <table:table-cell office:value-type="string" calcext:value-type="string">
            <text:p>0.6 - 0.8</text:p>
          </table:table-cell>
          <table:table-cell office:value-type="string" calcext:value-type="string">
            <text:p>0.8 - 1.0</text:p>
          </table:table-cell>
        </table:table-row>
        <table:table-row table:style-name="ro1">
          <table:table-cell office:value-type="string" calcext:value-type="string">
            <text:p>Class: 0</text:p>
          </table:table-cell>
          <table:table-cell office:value-type="float" office:value="55.83" calcext:value-type="float">
            <text:p>55.83</text:p>
          </table:table-cell>
          <table:table-cell office:value-type="float" office:value="3.22" calcext:value-type="float">
            <text:p>3.22</text:p>
          </table:table-cell>
          <table:table-cell office:value-type="float" office:value="0.87" calcext:value-type="float">
            <text:p>0.87</text:p>
          </table:table-cell>
          <table:table-cell office:value-type="float" office:value="0.17" calcext:value-type="float">
            <text:p>0.1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Class: 1</text:p>
          </table:table-cell>
          <table:table-cell office:value-type="float" office:value="33.3" calcext:value-type="float">
            <text:p>33.3</text:p>
          </table:table-cell>
          <table:table-cell office:value-type="float" office:value="4.87" calcext:value-type="float">
            <text:p>4.87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17" calcext:value-type="float">
            <text:p>0.17</text:p>
          </table:table-cell>
        </table:table-row>
        <table:table-row table:style-name="ro1">
          <table:table-cell/>
          <table:table-cell office:value-type="string" calcext:value-type="string">
            <text:p>0 - 0.2</text:p>
          </table:table-cell>
          <table:table-cell office:value-type="string" calcext:value-type="string">
            <text:p>0.2 - 0.4</text:p>
          </table:table-cell>
          <table:table-cell office:value-type="string" calcext:value-type="string">
            <text:p>0.4 - 0.6</text:p>
          </table:table-cell>
          <table:table-cell office:value-type="string" calcext:value-type="string">
            <text:p>0.6 - 0.8</text:p>
          </table:table-cell>
          <table:table-cell office:value-type="string" calcext:value-type="string">
            <text:p>0.8 - 1.0</text:p>
          </table:table-cell>
        </table:table-row>
        <table:table-row table:style-name="ro1">
          <table:table-cell office:value-type="string" calcext:value-type="string">
            <text:p>Class: 0</text:p>
          </table:table-cell>
          <table:table-cell office:value-type="float" office:value="60.7" calcext:value-type="float">
            <text:p>6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: 1</text:p>
          </table:table-cell>
          <table:table-cell office:value-type="float" office:value="39.04" calcext:value-type="float">
            <text:p>39.04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0 - 0.2</text:p>
          </table:table-cell>
          <table:table-cell office:value-type="string" calcext:value-type="string">
            <text:p>0.2 - 0.4</text:p>
          </table:table-cell>
          <table:table-cell office:value-type="string" calcext:value-type="string">
            <text:p>0.4 - 0.6</text:p>
          </table:table-cell>
          <table:table-cell office:value-type="string" calcext:value-type="string">
            <text:p>0.6 - 0.8</text:p>
          </table:table-cell>
          <table:table-cell office:value-type="string" calcext:value-type="string">
            <text:p>0.8 - 1.0</text:p>
          </table:table-cell>
        </table:table-row>
        <table:table-row table:style-name="ro1">
          <table:table-cell office:value-type="string" calcext:value-type="string">
            <text:p>Class: 0</text:p>
          </table:table-cell>
          <table:table-cell office:value-type="float" office:value="58.87" calcext:value-type="float">
            <text:p>58.87</text:p>
          </table:table-cell>
          <table:table-cell office:value-type="float" office:value="1.39" calcext:value-type="float">
            <text:p>1.39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lass: 1</text:p>
          </table:table-cell>
          <table:table-cell office:value-type="float" office:value="33.74" calcext:value-type="float">
            <text:p>33.74</text:p>
          </table:table-cell>
          <table:table-cell office:value-type="float" office:value="4.96" calcext:value-type="float">
            <text:p>4.96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 - 0.2</text:p>
          </table:table-cell>
          <table:table-cell office:value-type="string" calcext:value-type="string">
            <text:p>0.2 - 0.4</text:p>
          </table:table-cell>
          <table:table-cell office:value-type="string" calcext:value-type="string">
            <text:p>0.4 - 0.6</text:p>
          </table:table-cell>
          <table:table-cell office:value-type="string" calcext:value-type="string">
            <text:p>0.6 - 0.8</text:p>
          </table:table-cell>
          <table:table-cell office:value-type="string" calcext:value-type="string">
            <text:p>0.8 - 1.0</text:p>
          </table:table-cell>
        </table:table-row>
        <table:table-row table:style-name="ro1">
          <table:table-cell office:value-type="string" calcext:value-type="string">
            <text:p>Class: 0</text:p>
          </table:table-cell>
          <table:table-cell office:value-type="float" office:value="2.01" calcext:value-type="float">
            <text:p>2.01</text:p>
          </table:table-cell>
          <table:table-cell office:value-type="float" office:value="37.76" calcext:value-type="float">
            <text:p>37.76</text:p>
          </table:table-cell>
          <table:table-cell office:value-type="float" office:value="13.68" calcext:value-type="float">
            <text:p>13.68</text:p>
          </table:table-cell>
          <table:table-cell office:value-type="float" office:value="2.35" calcext:value-type="float">
            <text:p>2.3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Class: 1</text:p>
          </table:table-cell>
          <table:table-cell office:value-type="float" office:value="0.4" calcext:value-type="float">
            <text:p>0.4</text:p>
          </table:table-cell>
          <table:table-cell office:value-type="float" office:value="24.14" calcext:value-type="float">
            <text:p>24.14</text:p>
          </table:table-cell>
          <table:table-cell office:value-type="float" office:value="16.36" calcext:value-type="float">
            <text:p>16.36</text:p>
          </table:table-cell>
          <table:table-cell office:value-type="float" office:value="2.75" calcext:value-type="float">
            <text:p>2.75</text:p>
          </table:table-cell>
          <table:table-cell office:value-type="float" office:value="0.07" calcext:value-type="float">
            <text:p>0.07</text:p>
          </table:table-cell>
        </table:table-row>
      </table:table>
      <table:named-expressions/>
      <table:database-ranges>
        <table:database-range table:name="__Anonymous_Sheet_DB__0" table:target-range-address="Sheet1.M38:Sheet1.M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 style:data-style-name="N2" text:time-value="15:33:44.810678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2:35:00.314790732</meta:creation-date>
    <dc:date>2015-10-31T17:06:10.465246966</dc:date>
    <meta:editing-duration>PT56M47S</meta:editing-duration>
    <meta:editing-cycles>4</meta:editing-cycles>
    <meta:generator>LibreOffice/4.3.7.2$Linux_X86_64 LibreOffice_project/430m0$Build-2</meta:generator>
    <meta:document-statistic meta:table-count="1" meta:cell-count="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14cm" svg:height="6.562cm" xlink:href=".." xlink:type="simple" chart:class="chart:bar" chart:style-name="ch1">
        <chart:title svg:x="3.542cm" svg:y="0.267cm" chart:style-name="ch2">
          <text:p>Word "make" distribution</text:p>
        </chart:title>
        <chart:legend chart:legend-position="end" svg:x="9.989cm" svg:y="2.733cm" style:legend-expansion="high" chart:style-name="ch3"/>
        <chart:plot-area chart:style-name="ch4" table:cell-range-address="Sheet1.A1:Sheet1.F3" chart:data-source-has-labels="both" svg:x="1.251cm" svg:y="1.203cm" svg:width="8.498cm" svg:height="4.247cm">
          <chartooo:coordinate-region svg:x="2.058cm" svg:y="1.402cm" svg:width="7.691cm" svg:height="3.401cm"/>
          <chart:axis chart:dimension="x" chart:name="primary-x" chart:style-name="ch5" chartooo:axis-type="auto">
            <chartooo:date-scale/>
            <chart:title svg:x="3.286cm" svg:y="5.581cm" chart:style-name="ch6">
              <text:p>% of words in email is "make"</text:p>
            </chart:title>
            <chart:categories table:cell-range-address="Sheet1.B1:Sheet1.F1"/>
          </chart:axis>
          <chart:axis chart:dimension="y" chart:name="primary-y" chart:style-name="ch7">
            <chart:title svg:x="0.451cm" svg:y="4.137cm" chart:style-name="ch8">
              <text:p>Frequency</text:p>
            </chart:title>
            <chart:grid chart:style-name="ch9" chart:class="major"/>
          </chart:axis>
          <chart:series chart:style-name="ch10" chart:values-cell-range-address="Sheet1.B2:Sheet1.F2" chart:label-cell-address="Sheet1.A2:Sheet1.A2" chart:class="chart:bar">
            <chart:data-point chart:repeated="5"/>
          </chart:series>
          <chart:series chart:style-name="ch11" chart:values-cell-range-address="Sheet1.B3:Sheet1.F3" chart:label-cell-address="Sheet1.A3:Sheet1.A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.2</text:p>
                <draw:g>
                  <svg:desc>Sheet1.B1:Sheet1.F1</svg:desc>
                </draw:g>
              </table:table-cell>
              <table:table-cell office:value-type="string">
                <text:p>0.2 - 0.4</text:p>
              </table:table-cell>
              <table:table-cell office:value-type="string">
                <text:p>0.4 - 0.6</text:p>
              </table:table-cell>
              <table:table-cell office:value-type="string">
                <text:p>0.6 - 0.8</text:p>
              </table:table-cell>
              <table:table-cell office:value-type="string">
                <text:p>0.8 - 1.0</text:p>
              </table:table-cell>
            </table:table-row>
          </table:table-header-rows>
          <table:table-rows>
            <table:table-row>
              <table:table-cell office:value-type="string">
                <text:p>Class: 0</text:p>
                <draw:g>
                  <svg:desc>Sheet1.A2:Sheet1.A2</svg:desc>
                </draw:g>
              </table:table-cell>
              <table:table-cell office:value-type="float" office:value="59.83">
                <text:p>59.83</text:p>
                <draw:g>
                  <svg:desc>Sheet1.B2:Sheet1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Class: 1</text:p>
                <draw:g>
                  <svg:desc>Sheet1.A3:Sheet1.A3</svg:desc>
                </draw:g>
              </table:table-cell>
              <table:table-cell office:value-type="float" office:value="39.22">
                <text:p>39.22</text:p>
                <draw:g>
                  <svg:desc>Sheet1.B3:Sheet1.F3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2cm" svg:height="6.986cm" xlink:href=".." xlink:type="simple" chart:class="chart:bar" chart:style-name="ch1">
        <chart:title svg:x="3.444cm" svg:y="0.275cm" chart:style-name="ch2">
          <text:p>Word "address" distribution</text:p>
        </chart:title>
        <chart:legend chart:legend-position="end" svg:x="10.295cm" svg:y="2.945cm" style:legend-expansion="high" chart:style-name="ch3"/>
        <chart:plot-area chart:style-name="ch4" table:cell-range-address="Sheet1.A4:Sheet1.F6" chart:data-source-has-labels="both" svg:x="1.257cm" svg:y="1.219cm" svg:width="8.792cm" svg:height="4.647cm">
          <chartooo:coordinate-region svg:x="2.064cm" svg:y="1.418cm" svg:width="7.985cm" svg:height="3.801cm"/>
          <chart:axis chart:dimension="x" chart:name="primary-x" chart:style-name="ch5" chartooo:axis-type="auto">
            <chartooo:date-scale/>
            <chart:title svg:x="3.241cm" svg:y="6.005cm" chart:style-name="ch6">
              <text:p>% of words in email is "address"</text:p>
            </chart:title>
            <chart:categories table:cell-range-address="Sheet1.B4:Sheet1.F4"/>
          </chart:axis>
          <chart:axis chart:dimension="y" chart:name="primary-y" chart:style-name="ch7">
            <chart:title svg:x="0.451cm" svg:y="4.353cm" chart:style-name="ch8">
              <text:p>Probability</text:p>
            </chart:title>
            <chart:grid chart:style-name="ch9" chart:class="major"/>
          </chart:axis>
          <chart:series chart:style-name="ch10" chart:values-cell-range-address="Sheet1.B5:Sheet1.F5" chart:label-cell-address="Sheet1.A5:Sheet1.A5" chart:class="chart:bar">
            <chart:data-point chart:repeated="5"/>
          </chart:series>
          <chart:series chart:style-name="ch11" chart:values-cell-range-address="Sheet1.B6:Sheet1.F6" chart:label-cell-address="Sheet1.A6:Sheet1.A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.2</text:p>
                <draw:g>
                  <svg:desc>Sheet1.B4:Sheet1.F4</svg:desc>
                </draw:g>
              </table:table-cell>
              <table:table-cell office:value-type="string">
                <text:p>0.2 - 0.4</text:p>
              </table:table-cell>
              <table:table-cell office:value-type="string">
                <text:p>0.4 - 0.6</text:p>
              </table:table-cell>
              <table:table-cell office:value-type="string">
                <text:p>0.6 - 0.8</text:p>
              </table:table-cell>
              <table:table-cell office:value-type="string">
                <text:p>0.8 - 1.0</text:p>
              </table:table-cell>
            </table:table-row>
          </table:table-header-rows>
          <table:table-rows>
            <table:table-row>
              <table:table-cell office:value-type="string">
                <text:p>Class: 0</text:p>
                <draw:g>
                  <svg:desc>Sheet1.A5:Sheet1.A5</svg:desc>
                </draw:g>
              </table:table-cell>
              <table:table-cell office:value-type="float" office:value="55.83">
                <text:p>55.83</text:p>
                <draw:g>
                  <svg:desc>Sheet1.B5:Sheet1.F5</svg:desc>
                </draw:g>
              </table:table-cell>
              <table:table-cell office:value-type="float" office:value="3.22">
                <text:p>3.22</text:p>
              </table:table-cell>
              <table:table-cell office:value-type="float" office:value="0.87">
                <text:p>0.87</text:p>
              </table:table-cell>
              <table:table-cell office:value-type="float" office:value="0.17">
                <text:p>0.1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Class: 1</text:p>
                <draw:g>
                  <svg:desc>Sheet1.A6:Sheet1.A6</svg:desc>
                </draw:g>
              </table:table-cell>
              <table:table-cell office:value-type="float" office:value="33.3">
                <text:p>33.3</text:p>
                <draw:g>
                  <svg:desc>Sheet1.B6:Sheet1.F6</svg:desc>
                </draw:g>
              </table:table-cell>
              <table:table-cell office:value-type="float" office:value="4.87">
                <text:p>4.87</text:p>
              </table:table-cell>
              <table:table-cell office:value-type="float" office:value="0.78">
                <text:p>0.78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bar" chart:style-name="ch1">
        <chart:title svg:x="3.853cm" svg:y="0.271cm" chart:style-name="ch2">
          <text:p>Word "all" distribution</text:p>
        </chart:title>
        <chart:legend chart:legend-position="end" svg:x="9.976cm" svg:y="2.827cm" style:legend-expansion="high" chart:style-name="ch3"/>
        <chart:plot-area chart:style-name="ch4" table:cell-range-address="Sheet1.A7:Sheet1.F9" chart:data-source-has-labels="both" svg:x="1.251cm" svg:y="1.211cm" svg:width="8.485cm" svg:height="4.424cm">
          <chartooo:coordinate-region svg:x="2.058cm" svg:y="1.41cm" svg:width="7.678cm" svg:height="3.578cm"/>
          <chart:axis chart:dimension="x" chart:name="primary-x" chart:style-name="ch5" chartooo:axis-type="auto">
            <chartooo:date-scale/>
            <chart:title svg:x="3.518cm" svg:y="5.77cm" chart:style-name="ch6">
              <text:p>% of words in email is "all"</text:p>
            </chart:title>
            <chart:categories table:cell-range-address="Sheet1.B7:Sheet1.F7"/>
          </chart:axis>
          <chart:axis chart:dimension="y" chart:name="primary-y" chart:style-name="ch7">
            <chart:title svg:x="0.451cm" svg:y="4.234cm" chart:style-name="ch8">
              <text:p>Probability</text:p>
            </chart:title>
            <chart:grid chart:style-name="ch9" chart:class="major"/>
          </chart:axis>
          <chart:series chart:style-name="ch10" chart:values-cell-range-address="Sheet1.B8:Sheet1.F8" chart:label-cell-address="Sheet1.A8:Sheet1.A8" chart:class="chart:bar">
            <chart:data-point chart:repeated="5"/>
          </chart:series>
          <chart:series chart:style-name="ch11" chart:values-cell-range-address="Sheet1.B9:Sheet1.F9" chart:label-cell-address="Sheet1.A9:Sheet1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.2</text:p>
                <draw:g>
                  <svg:desc>Sheet1.B7:Sheet1.F7</svg:desc>
                </draw:g>
              </table:table-cell>
              <table:table-cell office:value-type="string">
                <text:p>0.2 - 0.4</text:p>
              </table:table-cell>
              <table:table-cell office:value-type="string">
                <text:p>0.4 - 0.6</text:p>
              </table:table-cell>
              <table:table-cell office:value-type="string">
                <text:p>0.6 - 0.8</text:p>
              </table:table-cell>
              <table:table-cell office:value-type="string">
                <text:p>0.8 - 1.0</text:p>
              </table:table-cell>
            </table:table-row>
          </table:table-header-rows>
          <table:table-rows>
            <table:table-row>
              <table:table-cell office:value-type="string">
                <text:p>Class: 0</text:p>
                <draw:g>
                  <svg:desc>Sheet1.A8:Sheet1.A8</svg:desc>
                </draw:g>
              </table:table-cell>
              <table:table-cell office:value-type="float" office:value="60.7">
                <text:p>60.7</text:p>
                <draw:g>
                  <svg:desc>Sheet1.B8:Sheet1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: 1</text:p>
                <draw:g>
                  <svg:desc>Sheet1.A9:Sheet1.A9</svg:desc>
                </draw:g>
              </table:table-cell>
              <table:table-cell office:value-type="float" office:value="39.04">
                <text:p>39.04</text:p>
                <draw:g>
                  <svg:desc>Sheet1.B9:Sheet1.F9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bar" chart:style-name="ch1">
        <chart:title svg:x="3.734cm" svg:y="0.271cm" chart:style-name="ch2">
          <text:p>Word "3rd" distribution</text:p>
        </chart:title>
        <chart:legend chart:legend-position="end" svg:x="9.976cm" svg:y="2.827cm" style:legend-expansion="high" chart:style-name="ch3"/>
        <chart:plot-area chart:style-name="ch4" table:cell-range-address="Sheet1.A10:Sheet1.F12" chart:data-source-has-labels="both" svg:x="1.251cm" svg:y="1.211cm" svg:width="8.485cm" svg:height="4.424cm">
          <chartooo:coordinate-region svg:x="2.058cm" svg:y="1.41cm" svg:width="7.678cm" svg:height="3.578cm"/>
          <chart:axis chart:dimension="x" chart:name="primary-x" chart:style-name="ch5" chartooo:axis-type="auto">
            <chartooo:date-scale/>
            <chart:title svg:x="3.451cm" svg:y="5.77cm" chart:style-name="ch6">
              <text:p>% of words in email is "3rd"</text:p>
            </chart:title>
            <chart:categories table:cell-range-address="Sheet1.B10:Sheet1.F10"/>
          </chart:axis>
          <chart:axis chart:dimension="y" chart:name="primary-y" chart:style-name="ch7">
            <chart:title svg:x="0.451cm" svg:y="4.234cm" chart:style-name="ch8">
              <text:p>Probability</text:p>
            </chart:title>
            <chart:grid chart:style-name="ch9" chart:class="major"/>
          </chart:axis>
          <chart:series chart:style-name="ch10" chart:values-cell-range-address="Sheet1.B11:Sheet1.F11" chart:label-cell-address="Sheet1.A11:Sheet1.A11" chart:class="chart:bar">
            <chart:data-point chart:repeated="5"/>
          </chart:series>
          <chart:series chart:style-name="ch11" chart:values-cell-range-address="Sheet1.B12:Sheet1.F12" chart:label-cell-address="Sheet1.A12:Sheet1.A1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.2</text:p>
                <draw:g>
                  <svg:desc>Sheet1.B10:Sheet1.F10</svg:desc>
                </draw:g>
              </table:table-cell>
              <table:table-cell office:value-type="string">
                <text:p>0.2 - 0.4</text:p>
              </table:table-cell>
              <table:table-cell office:value-type="string">
                <text:p>0.4 - 0.6</text:p>
              </table:table-cell>
              <table:table-cell office:value-type="string">
                <text:p>0.6 - 0.8</text:p>
              </table:table-cell>
              <table:table-cell office:value-type="string">
                <text:p>0.8 - 1.0</text:p>
              </table:table-cell>
            </table:table-row>
          </table:table-header-rows>
          <table:table-rows>
            <table:table-row>
              <table:table-cell office:value-type="string">
                <text:p>Class: 0</text:p>
                <draw:g>
                  <svg:desc>Sheet1.A11:Sheet1.A11</svg:desc>
                </draw:g>
              </table:table-cell>
              <table:table-cell office:value-type="float" office:value="58.87">
                <text:p>58.87</text:p>
                <draw:g>
                  <svg:desc>Sheet1.B11:Sheet1.F11</svg:desc>
                </draw:g>
              </table:table-cell>
              <table:table-cell office:value-type="float" office:value="1.39">
                <text:p>1.39</text:p>
              </table:table-cell>
              <table:table-cell office:value-type="float" office:value="0.26">
                <text:p>0.26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Class: 1</text:p>
                <draw:g>
                  <svg:desc>Sheet1.A12:Sheet1.A12</svg:desc>
                </draw:g>
              </table:table-cell>
              <table:table-cell office:value-type="float" office:value="33.74">
                <text:p>33.74</text:p>
                <draw:g>
                  <svg:desc>Sheet1.B12:Sheet1.F12</svg:desc>
                </draw:g>
              </table:table-cell>
              <table:table-cell office:value-type="float" office:value="4.96">
                <text:p>4.96</text:p>
              </table:table-cell>
              <table:table-cell office:value-type="float" office:value="0.43">
                <text:p>0.43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bar" chart:style-name="ch1">
        <chart:title svg:x="3.734cm" svg:y="0.271cm" chart:style-name="ch2">
          <text:p>Word "our" distribution</text:p>
        </chart:title>
        <chart:legend chart:legend-position="end" svg:x="9.976cm" svg:y="2.827cm" style:legend-expansion="high" chart:style-name="ch3"/>
        <chart:plot-area chart:style-name="ch4" table:cell-range-address="Sheet1.A13:Sheet1.F15" chart:data-source-has-labels="both" svg:x="1.251cm" svg:y="1.211cm" svg:width="8.485cm" svg:height="4.424cm">
          <chartooo:coordinate-region svg:x="2.058cm" svg:y="1.41cm" svg:width="7.678cm" svg:height="3.578cm"/>
          <chart:axis chart:dimension="x" chart:name="primary-x" chart:style-name="ch5" chartooo:axis-type="auto">
            <chartooo:date-scale/>
            <chart:title svg:x="3.451cm" svg:y="5.77cm" chart:style-name="ch6">
              <text:p>% of words in email is "our"</text:p>
            </chart:title>
            <chart:categories table:cell-range-address="Sheet1.B13:Sheet1.F13"/>
          </chart:axis>
          <chart:axis chart:dimension="y" chart:name="primary-y" chart:style-name="ch7">
            <chart:title svg:x="0.451cm" svg:y="4.234cm" chart:style-name="ch8">
              <text:p>Probability</text:p>
            </chart:title>
            <chart:grid chart:style-name="ch9" chart:class="major"/>
          </chart:axis>
          <chart:series chart:style-name="ch10" chart:values-cell-range-address="Sheet1.B14:Sheet1.F14" chart:label-cell-address="Sheet1.A14:Sheet1.A14" chart:class="chart:bar">
            <chart:data-point chart:repeated="5"/>
          </chart:series>
          <chart:series chart:style-name="ch11" chart:values-cell-range-address="Sheet1.B15:Sheet1.F15" chart:label-cell-address="Sheet1.A15:Sheet1.A1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.2</text:p>
                <draw:g>
                  <svg:desc>Sheet1.B13:Sheet1.F13</svg:desc>
                </draw:g>
              </table:table-cell>
              <table:table-cell office:value-type="string">
                <text:p>0.2 - 0.4</text:p>
              </table:table-cell>
              <table:table-cell office:value-type="string">
                <text:p>0.4 - 0.6</text:p>
              </table:table-cell>
              <table:table-cell office:value-type="string">
                <text:p>0.6 - 0.8</text:p>
              </table:table-cell>
              <table:table-cell office:value-type="string">
                <text:p>0.8 - 1.0</text:p>
              </table:table-cell>
            </table:table-row>
          </table:table-header-rows>
          <table:table-rows>
            <table:table-row>
              <table:table-cell office:value-type="string">
                <text:p>Class: 0</text:p>
                <draw:g>
                  <svg:desc>Sheet1.A14:Sheet1.A14</svg:desc>
                </draw:g>
              </table:table-cell>
              <table:table-cell office:value-type="float" office:value="2.01">
                <text:p>2.01</text:p>
                <draw:g>
                  <svg:desc>Sheet1.B14:Sheet1.F14</svg:desc>
                </draw:g>
              </table:table-cell>
              <table:table-cell office:value-type="float" office:value="37.76">
                <text:p>37.76</text:p>
              </table:table-cell>
              <table:table-cell office:value-type="float" office:value="13.68">
                <text:p>13.68</text:p>
              </table:table-cell>
              <table:table-cell office:value-type="float" office:value="2.35">
                <text:p>2.3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Class: 1</text:p>
                <draw:g>
                  <svg:desc>Sheet1.A15:Sheet1.A15</svg:desc>
                </draw:g>
              </table:table-cell>
              <table:table-cell office:value-type="float" office:value="0.4">
                <text:p>0.4</text:p>
                <draw:g>
                  <svg:desc>Sheet1.B15:Sheet1.F15</svg:desc>
                </draw:g>
              </table:table-cell>
              <table:table-cell office:value-type="float" office:value="24.14">
                <text:p>24.14</text:p>
              </table:table-cell>
              <table:table-cell office:value-type="float" office:value="16.36">
                <text:p>16.36</text:p>
              </table:table-cell>
              <table:table-cell office:value-type="float" office:value="2.75">
                <text:p>2.75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